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83b4" officeooo:paragraph-rsid="001f83b4" style:font-weight-asian="bold" style:font-weight-complex="bold"/>
    </style:style>
    <style:style style:name="P2" style:family="paragraph" style:parent-style-name="Standard">
      <style:text-properties fo:font-weight="normal" officeooo:rsid="0024f345" officeooo:paragraph-rsid="00256ebb" style:font-weight-asian="normal" style:font-weight-complex="normal"/>
    </style:style>
    <style:style style:name="P3" style:family="paragraph" style:parent-style-name="Standard">
      <style:text-properties fo:font-weight="normal" officeooo:rsid="0025fcf4" officeooo:paragraph-rsid="0025fcf4" style:font-weight-asian="normal" style:font-weight-complex="normal"/>
    </style:style>
    <style:style style:name="P4" style:family="paragraph" style:parent-style-name="Standard">
      <style:text-properties fo:font-weight="bold" officeooo:rsid="0025fcf4" officeooo:paragraph-rsid="0025fcf4" style:font-weight-asian="bold" style:font-weight-complex="bold"/>
    </style:style>
    <style:style style:name="P5" style:family="paragraph" style:parent-style-name="Standard">
      <style:text-properties fo:font-weight="bold" officeooo:rsid="001f83b4" officeooo:paragraph-rsid="00256ebb" style:font-weight-asian="bold" style:font-weight-complex="bold"/>
    </style:style>
    <style:style style:name="P6" style:family="paragraph" style:parent-style-name="Standard">
      <style:text-properties officeooo:paragraph-rsid="002a0c06"/>
    </style:style>
    <style:style style:name="P7" style:family="paragraph" style:parent-style-name="Standard" style:list-style-name="L1">
      <style:text-properties officeooo:rsid="001f83b4" officeooo:paragraph-rsid="001f83b4"/>
    </style:style>
    <style:style style:name="P8" style:family="paragraph" style:parent-style-name="Standard" style:list-style-name="L1">
      <style:text-properties officeooo:rsid="001f83b4" officeooo:paragraph-rsid="00256ebb"/>
    </style:style>
    <style:style style:name="P9" style:family="paragraph" style:parent-style-name="Standard" style:list-style-name="L1">
      <style:text-properties fo:font-weight="normal" officeooo:rsid="0020ec4c" officeooo:paragraph-rsid="0020ec4c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0ec4c" officeooo:paragraph-rsid="00256ebb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168f2" officeooo:paragraph-rsid="002168f2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168f2" officeooo:paragraph-rsid="00256ebb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39f72" officeooo:paragraph-rsid="00239f72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39f72" officeooo:paragraph-rsid="00256eb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4f345" officeooo:paragraph-rsid="0024f345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4f345" officeooo:paragraph-rsid="00256ebb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2c2aed" officeooo:paragraph-rsid="002c2aed" style:font-weight-asian="normal" style:font-weight-complex="normal"/>
    </style:style>
    <style:style style:name="P18" style:family="paragraph" style:parent-style-name="Standard" style:list-style-name="L1">
      <style:text-properties fo:font-weight="bold" officeooo:rsid="0020ec4c" officeooo:paragraph-rsid="002168f2" style:font-weight-asian="bold" style:font-weight-complex="bold"/>
    </style:style>
    <style:style style:name="P19" style:family="paragraph" style:parent-style-name="Standard" style:list-style-name="L1">
      <style:text-properties fo:font-weight="bold" officeooo:rsid="0020ec4c" officeooo:paragraph-rsid="00256ebb" style:font-weight-asian="bold" style:font-weight-complex="bold"/>
    </style:style>
    <style:style style:name="P20" style:family="paragraph" style:parent-style-name="Standard" style:list-style-name="L2">
      <style:text-properties fo:font-weight="bold" officeooo:rsid="0025fcf4" officeooo:paragraph-rsid="0025fcf4" style:font-weight-asian="bold" style:font-weight-complex="bold"/>
    </style:style>
    <style:style style:name="P21" style:family="paragraph" style:parent-style-name="Standard" style:list-style-name="L1">
      <style:text-properties officeooo:rsid="002168f2" officeooo:paragraph-rsid="002168f2"/>
    </style:style>
    <style:style style:name="P22" style:family="paragraph" style:parent-style-name="Standard" style:list-style-name="L1">
      <style:text-properties officeooo:rsid="002168f2" officeooo:paragraph-rsid="00256ebb"/>
    </style:style>
    <style:style style:name="P23" style:family="paragraph" style:parent-style-name="Standard" style:list-style-name="L1">
      <style:text-properties officeooo:rsid="0022ba64" officeooo:paragraph-rsid="0022ba64" fo:background-color="#ffff00"/>
    </style:style>
    <style:style style:name="P24" style:family="paragraph" style:parent-style-name="Standard" style:list-style-name="L1">
      <style:text-properties officeooo:rsid="0022ba64" officeooo:paragraph-rsid="00256ebb" fo:background-color="#ffff00"/>
    </style:style>
    <style:style style:name="P25" style:family="paragraph" style:parent-style-name="Standard" style:list-style-name="L1">
      <style:text-properties officeooo:rsid="0022ba64" officeooo:paragraph-rsid="0022ba64"/>
    </style:style>
    <style:style style:name="P26" style:family="paragraph" style:parent-style-name="Standard" style:list-style-name="L1">
      <style:text-properties officeooo:rsid="0022ba64" officeooo:paragraph-rsid="00256ebb"/>
    </style:style>
    <style:style style:name="P27" style:family="paragraph" style:parent-style-name="Standard" style:list-style-name="L1">
      <style:text-properties officeooo:rsid="00239f72" officeooo:paragraph-rsid="00239f72"/>
    </style:style>
    <style:style style:name="P28" style:family="paragraph" style:parent-style-name="Standard" style:list-style-name="L1">
      <style:text-properties officeooo:rsid="00239f72" officeooo:paragraph-rsid="00256ebb"/>
    </style:style>
    <style:style style:name="P29" style:family="paragraph" style:parent-style-name="Standard" style:list-style-name="L1">
      <style:text-properties officeooo:rsid="0024f345" officeooo:paragraph-rsid="0024f345"/>
    </style:style>
    <style:style style:name="P30" style:family="paragraph" style:parent-style-name="Standard" style:list-style-name="L1">
      <style:text-properties officeooo:rsid="0024f345" officeooo:paragraph-rsid="00256ebb"/>
    </style:style>
    <style:style style:name="P31" style:family="paragraph" style:parent-style-name="Standard" style:list-style-name="L2">
      <style:text-properties officeooo:rsid="0025fcf4" officeooo:paragraph-rsid="002c2aed"/>
    </style:style>
    <style:style style:name="P32" style:family="paragraph" style:parent-style-name="Standard" style:list-style-name="L2">
      <style:text-properties officeooo:rsid="0025fcf4" officeooo:paragraph-rsid="0025fcf4"/>
    </style:style>
    <style:style style:name="P33" style:family="paragraph" style:parent-style-name="Standard" style:list-style-name="L2">
      <style:text-properties style:text-underline-style="none" officeooo:rsid="002671a9" officeooo:paragraph-rsid="002671a9"/>
    </style:style>
    <style:style style:name="P34" style:family="paragraph" style:parent-style-name="Standard" style:list-style-name="L2">
      <style:text-properties style:text-underline-style="none" officeooo:rsid="002671a9" officeooo:paragraph-rsid="002851b0"/>
    </style:style>
    <style:style style:name="P35" style:family="paragraph" style:parent-style-name="Standard" style:list-style-name="L2">
      <style:text-properties style:text-underline-style="none" fo:font-weight="bold" officeooo:rsid="002851b0" officeooo:paragraph-rsid="002851b0" style:font-weight-asian="bold" style:font-weight-complex="bold"/>
    </style:style>
    <style:style style:name="P36" style:family="paragraph" style:parent-style-name="Standard" style:list-style-name="L2">
      <style:text-properties style:text-underline-style="none" fo:font-weight="normal" officeooo:rsid="002851b0" officeooo:paragraph-rsid="002851b0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3086c0" officeooo:paragraph-rsid="003086c0" style:font-weight-asian="normal" style:font-weight-complex="normal"/>
    </style:style>
    <style:style style:name="P38" style:family="paragraph" style:parent-style-name="Standard">
      <style:text-properties officeooo:paragraph-rsid="002a0c06"/>
    </style:style>
    <style:style style:name="P39" style:family="paragraph" style:parent-style-name="Standard">
      <style:text-properties officeooo:rsid="003086c0" officeooo:paragraph-rsid="003086c0"/>
    </style:style>
    <style:style style:name="P40" style:family="paragraph" style:parent-style-name="Standard">
      <style:paragraph-properties fo:text-align="center" style:justify-single-word="false"/>
      <style:text-properties fo:color="#0000ff" fo:font-size="18pt" style:text-underline-style="none" officeooo:rsid="003086c0" officeooo:paragraph-rsid="003086c0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68f2" style:font-weight-asian="bold" style:font-weight-complex="bold"/>
    </style:style>
    <style:style style:name="T3" style:family="text">
      <style:text-properties fo:font-weight="bold" officeooo:rsid="00256ebb" style:font-weight-asian="bold" style:font-weight-complex="bold"/>
    </style:style>
    <style:style style:name="T4" style:family="text">
      <style:text-properties fo:font-weight="bold" officeooo:rsid="002671a9" style:font-weight-asian="bold" style:font-weight-complex="bold"/>
    </style:style>
    <style:style style:name="T5" style:family="text">
      <style:text-properties fo:font-weight="bold" officeooo:rsid="002b35d0" style:font-weight-asian="bold" style:font-weight-complex="bold"/>
    </style:style>
    <style:style style:name="T6" style:family="text">
      <style:text-properties fo:font-weight="bold" officeooo:rsid="002c2aed" style:font-weight-asian="bold" style:font-weight-complex="bold"/>
    </style:style>
    <style:style style:name="T7" style:family="text">
      <style:text-properties fo:font-weight="bold" officeooo:rsid="002e1af7" style:font-weight-asian="bold" style:font-weight-complex="bold"/>
    </style:style>
    <style:style style:name="T8" style:family="text">
      <style:text-properties officeooo:rsid="002168f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9f72" style:font-weight-asian="normal" style:font-weight-complex="normal"/>
    </style:style>
    <style:style style:name="T11" style:family="text">
      <style:text-properties fo:font-weight="normal" officeooo:rsid="0024f345" style:font-weight-asian="normal" style:font-weight-complex="normal"/>
    </style:style>
    <style:style style:name="T12" style:family="text">
      <style:text-properties fo:font-weight="normal" officeooo:rsid="00256ebb" style:font-weight-asian="normal" style:font-weight-complex="normal"/>
    </style:style>
    <style:style style:name="T13" style:family="text">
      <style:text-properties fo:font-weight="normal" officeooo:rsid="002671a9" style:font-weight-asian="normal" style:font-weight-complex="normal"/>
    </style:style>
    <style:style style:name="T14" style:family="text">
      <style:text-properties fo:font-weight="normal" officeooo:rsid="002851b0" style:font-weight-asian="normal" style:font-weight-complex="normal"/>
    </style:style>
    <style:style style:name="T15" style:family="text">
      <style:text-properties fo:font-weight="normal" officeooo:rsid="002a0c06" style:font-weight-asian="normal" style:font-weight-complex="normal"/>
    </style:style>
    <style:style style:name="T16" style:family="text">
      <style:text-properties fo:font-weight="normal" officeooo:rsid="002b35d0" style:font-weight-asian="normal" style:font-weight-complex="normal"/>
    </style:style>
    <style:style style:name="T17" style:family="text">
      <style:text-properties fo:font-weight="normal" officeooo:rsid="002c2aed" style:font-weight-asian="normal" style:font-weight-complex="normal"/>
    </style:style>
    <style:style style:name="T18" style:family="text">
      <style:text-properties fo:font-weight="normal" officeooo:rsid="002e1af7" style:font-weight-asian="normal" style:font-weight-complex="normal"/>
    </style:style>
    <style:style style:name="T19" style:family="text">
      <style:text-properties fo:font-weight="normal" officeooo:rsid="002e7340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officeooo:rsid="002671a9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officeooo:rsid="002a0c06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a0c06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2671a9" style:font-weight-asian="bold" style:font-weight-complex="bold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2a0c06" style:font-weight-asian="normal" style:font-weight-complex="normal"/>
    </style:style>
    <style:style style:name="T28" style:family="text">
      <style:text-properties style:text-underline-style="none" fo:font-weight="normal" officeooo:rsid="002b35d0" style:font-weight-asian="normal" style:font-weight-complex="normal"/>
    </style:style>
    <style:style style:name="T29" style:family="text">
      <style:text-properties style:text-underline-style="none" fo:font-weight="normal" officeooo:rsid="002c2aed" style:font-weight-asian="normal" style:font-weight-complex="normal"/>
    </style:style>
    <style:style style:name="T30" style:family="text">
      <style:text-properties style:text-underline-style="none" fo:font-weight="normal" officeooo:rsid="002fa86f" style:font-weight-asian="normal" style:font-weight-complex="normal"/>
    </style:style>
    <style:style style:name="T31" style:family="text">
      <style:text-properties style:text-underline-style="none" fo:font-weight="bold" officeooo:rsid="002a0c06" style:font-weight-asian="bold" style:font-weight-complex="bold"/>
    </style:style>
    <style:style style:name="T32" style:family="text">
      <style:text-properties officeooo:rsid="002a0c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1">Skywhisper</text:span></text:p>
      <text:p text:style-name="P39"><text:span text:style-name="T24"/></text:p>
      <text:p text:style-name="P37"><text:span text:style-name="T32">T</text:span>o create Skywhisper master and user nodes, follow the below instructions.</text:p>
      <text:p text:style-name="P6"><text:span text:style-name="T24"/></text:p>
      <text:p text:style-name="P6"><text:span text:style-name="T24"/></text:p>
      <text:p text:style-name="P6"><text:span text:style-name="T24">Bytecoin wallet: <text:line-break/></text:span><text:span text:style-name="T27">Follow the instructions in: </text:span><text:a xlink:type="simple" xlink:href="https://github.com/bcndev/bytecoin" text:style-name="Internet_20_link" text:visited-style-name="Visited_20_Internet_20_Link">https://github.com/bcndev/bytecoin</text:a><text:span text:style-name="T26"> </text:span><text:span text:style-name="T27">to download and compile bytecoin wallet. Save the wallet in a folder named </text:span><text:span text:style-name="T31">bcndev</text:span><text:span text:style-name="T27">. </text:span><text:span text:style-name="T28">Create a wallet, </text:span><text:span text:style-name="T29">and create and send transactions. G</text:span><text:span text:style-name="T28">et familiar with using </text:span><text:span text:style-name="T30">wallet</text:span><text:span text:style-name="T28"> rpc commands.</text:span></text:p>
      <text:p text:style-name="P1"/>
      <text:p text:style-name="P1">Master Node</text:p>
      <text:list xml:id="list1320892306" text:style-name="L1">
        <text:list-item>
          <text:p text:style-name="P7"><text:span text:style-name="T8">On the desktop, c</text:span>reate a directory called <text:span text:style-name="T1">broadcast_bytecoin.</text:span></text:p>
        </text:list-item>
        <text:list-item>
          <text:p text:style-name="P9">Inside this directory, <text:span text:style-name="T8">unzip the </text:span><text:span text:style-name="T2">master_folders</text:span><text:span text:style-name="T8"> tar, which should give you the following four </text:span>subdirectories: </text:p>
          <text:list>
            <text:list-item>
              <text:p text:style-name="P18">add_checksum *</text:p>
            </text:list-item>
            <text:list-item>
              <text:p text:style-name="P11"><text:span text:style-name="T1">broadcast_bash</text:span>: this contains a bash script which acts as the master node’s console. *</text:p>
            </text:list-item>
            <text:list-item>
              <text:p text:style-name="P11"><text:span text:style-name="T1">encrypt_decrypt</text:span>. *</text:p>
            </text:list-item>
            <text:list-item>
              <text:p text:style-name="P11"><text:span text:style-name="T1">PBC_BKEM-master</text:span>. *</text:p>
            </text:list-item>
          </text:list>
        </text:list-item>
        <text:list-item>
          <text:p text:style-name="P21"><text:span text:style-name="T9">Also, move your </text:span><text:span text:style-name="T1">bcndev</text:span><text:span text:style-name="T9"> (bytecoin project) and put it inside </text:span><text:span text:style-name="T15">the </text:span><text:span text:style-name="T1">broadcast_bytecoin</text:span><text:span text:style-name="T9"> directory.</text:span></text:p>
        </text:list-item>
        <text:list-item>
          <text:p text:style-name="P21"><text:span text:style-name="T9">As result, your </text:span><text:span text:style-name="T1">~/Desktop/broadcast_bytecoin</text:span><text:span text:style-name="T9"> directory should have 5 directories: add_checksum, broadcast_bash, encrypt_decrypt, PBC_BKEM-master and bcndev.</text:span></text:p>
        </text:list-item>
        <text:list-item>
          <text:p text:style-name="P23"><text:span text:style-name="T9">In the directories marked with a star, you’ll find references to files (e.g. in add_checksum.c in side the </text:span><text:span text:style-name="T1">add_checksum</text:span><text:span text:style-name="T9"> directory you’ll find this string “/home/nasser/Desktop/broadcast_bytecoin/PBC_BKEM-master/keys/subscribers.txt”), change all such strings to the correct string as per your host name.</text:span></text:p>
        </text:list-item>
        <text:list-item>
          <text:p text:style-name="P25"><text:span text:style-name="T9">After changing these strings, compile the source code in each of those folders </text:span><text:span text:style-name="T10">as follows (the text in bold is </text:span><text:span text:style-name="T5">necessary</text:span><text:span text:style-name="T16"> </text:span><text:span text:style-name="T10">the name of the executable):</text:span></text:p>
          <text:list>
            <text:list-item>
              <text:p text:style-name="P27"><text:span text:style-name="T9">add_checksum: <text:line-break/>gcc -o </text:span><text:span text:style-name="T1">ha</text:span><text:span text:style-name="T9"> *.c</text:span></text:p>
            </text:list-item>
            <text:list-item>
              <text:p text:style-name="P27"><text:span text:style-name="T9">PBC_BKEM-master: <text:line-break/>gcc -o </text:span><text:span text:style-name="T1">bkem_engine </text:span><text:span text:style-name="T9">*.c -I ~/.local/include/pbc -L ~/.local/lib -Wl,-rpath ~/.local/lib <text:s/>-lpbc -lgmp -lm</text:span></text:p>
            </text:list-item>
            <text:list-item>
              <text:p text:style-name="P13">encrypt_decrypt:</text:p>
              <text:p text:style-name="P27"><text:span text:style-name="T9">gcc -o </text:span><text:span text:style-name="T1">enc_engine</text:span><text:span text:style-name="T9"> *.c</text:span></text:p>
            </text:list-item>
          </text:list>
        </text:list-item>
        <text:list-item>
          <text:p text:style-name="P13">Replacing the source code in bcndev:</text:p>
          <text:list>
            <text:list-item>
              <text:p text:style-name="P27"><text:span text:style-name="T9">Unzip </text:span><text:span text:style-name="T1">master_source_code</text:span><text:span text:style-name="T9"> and you should get four source files. Use these files to replace their corresponding source files in the original bytecoin project. </text:span><text:span text:style-name="T11">These files are in the following subdirectories:</text:span></text:p>
              <text:list>
                <text:list-item>
                  <text:p text:style-name="P15">bcndev/bytecoin/src/crypto</text:p>
                </text:list-item>
                <text:list-item>
                  <text:p text:style-name="P15">bcndev/bytecoin/src/crypto/oaes</text:p>
                </text:list-item>
                <text:list-item>
                  <text:p text:style-name="P15">bcndev/bytecoin/src/Core</text:p>
                </text:list-item>
              </text:list>
            </text:list-item>
            <text:list-item>
              <text:p text:style-name="P15">After replacing the files, rebuild bytecoin as follows:</text:p>
              <text:list>
                <text:list-item>
                  <text:p text:style-name="P15">$ cd broadcast_bytecoin/bcndev/bytecoin/build/</text:p>
                </text:list-item>
                <text:list-item>
                  <text:p text:style-name="P15">$ cmake ..</text:p>
                </text:list-item>
                <text:list-item>
                  <text:p text:style-name="P15">$ make -j8</text:p>
                </text:list-item>
              </text:list>
            </text:list-item>
            <text:list-item>
              <text:p text:style-name="P15">After compiling, start your wallet.</text:p>
            </text:list-item>
          </text:list>
        </text:list-item>
        <text:list-item>
          <text:p text:style-name="P29"><text:span text:style-name="T9">On your desktop, unzip </text:span><text:span text:style-name="T1">master_wallet_bash</text:span><text:span text:style-name="T9">, which contains some rpc scripts that are called by </text:span><text:span text:style-name="T1">broadcast_bash</text:span><text:span text:style-name="T9"> to execute some commands on the wallet.</text:span></text:p>
        </text:list-item>
        <text:list-item>
          <text:p text:style-name="P29"><text:span text:style-name="T9">Now you can execute </text:span><text:span text:style-name="T1">master_node.sh</text:span><text:span text:style-name="T9"> inside </text:span><text:span text:style-name="T1">broadcast_bash</text:span><text:span text:style-name="T9"> using ($ ./master_node.sh) on the command line.</text:span></text:p>
        </text:list-item>
      </text:list>
      <text:p text:style-name="P5"><text:span text:style-name="T22">User</text:span><text:span text:style-name="T20"> Node</text:span></text:p>
      <text:list xml:id="list224604604981188" text:continue-numbering="true" text:style-name="L1">
        <text:list-item>
          <text:p text:style-name="P8"><text:soft-page-break/><text:span text:style-name="T8">On the desktop, c</text:span>reate a directory called <text:span text:style-name="T1">broadcast_bytecoin.</text:span></text:p>
        </text:list-item>
        <text:list-item>
          <text:p text:style-name="P10">Inside this directory, <text:span text:style-name="T8">unzip the </text:span><text:span text:style-name="T2">user_folders</text:span><text:span text:style-name="T8"> tar, which should give you the following four </text:span>subdirectories: </text:p>
          <text:list>
            <text:list-item>
              <text:p text:style-name="P19">add_checksum *</text:p>
            </text:list-item>
            <text:list-item>
              <text:p text:style-name="P12"><text:span text:style-name="T1">broadcast_bash</text:span>: this contains a bash script which acts as the master node’s console. *</text:p>
            </text:list-item>
            <text:list-item>
              <text:p text:style-name="P12"><text:span text:style-name="T1">encrypt_decrypt</text:span>. *</text:p>
            </text:list-item>
            <text:list-item>
              <text:p text:style-name="P12"><text:span text:style-name="T1">PBC_BKEM-master</text:span>. *</text:p>
            </text:list-item>
          </text:list>
        </text:list-item>
        <text:list-item>
          <text:p text:style-name="P22"><text:span text:style-name="T9">Also, move your </text:span><text:span text:style-name="T1">bcndev</text:span><text:span text:style-name="T9"> (bytecoin project) and put it inside </text:span><text:span text:style-name="T17">the</text:span><text:span text:style-name="T9"> </text:span><text:span text:style-name="T1">broadcast_bytecoin</text:span><text:span text:style-name="T9"> directory.</text:span></text:p>
        </text:list-item>
        <text:list-item>
          <text:p text:style-name="P22"><text:span text:style-name="T9">As result, your </text:span><text:span text:style-name="T1">~/Desktop/broadcast_bytecoin</text:span><text:span text:style-name="T9"> directory should have 5 directories: add_checksum, broadcast_bash, encrypt_decrypt, PBC_BKEM-master and bcndev.</text:span></text:p>
        </text:list-item>
        <text:list-item>
          <text:p text:style-name="P24"><text:span text:style-name="T9">In the directories marked with a star, you’ll find references to files (e.g. in add_checksum.c inside the </text:span><text:span text:style-name="T1">add_checksum</text:span><text:span text:style-name="T9"> directory you’ll find this string “/home/</text:span><text:span text:style-name="T17">user</text:span><text:span text:style-name="T9">/Desktop/broadcast_bytecoin/PBC_BKEM-master/keys/subscribers.txt”), change all such strings to the correct string as per your host name.</text:span></text:p>
        </text:list-item>
        <text:list-item>
          <text:p text:style-name="P26"><text:span text:style-name="T9">After changing these strings, compile the source code in each of those folders </text:span><text:span text:style-name="T10">as follows (the text in bold is the </text:span><text:span text:style-name="T6">necessary</text:span><text:span text:style-name="T17"> </text:span><text:span text:style-name="T10">name of the executable):</text:span></text:p>
          <text:list>
            <text:list-item>
              <text:p text:style-name="P28"><text:span text:style-name="T9">add_checksum: <text:line-break/>gcc -o </text:span><text:span text:style-name="T1">ha</text:span><text:span text:style-name="T9"> *.c</text:span></text:p>
            </text:list-item>
            <text:list-item>
              <text:p text:style-name="P28"><text:span text:style-name="T9">PBC_BKEM-master: <text:line-break/>gcc -o </text:span><text:span text:style-name="T1">bkem_engine </text:span><text:span text:style-name="T9">*.c -I ~/.local/include/pbc -L ~/.local/lib -Wl,-rpath ~/.local/lib <text:s/>-lpbc -lgmp -lm</text:span></text:p>
            </text:list-item>
            <text:list-item>
              <text:p text:style-name="P14">encrypt_decrypt:</text:p>
              <text:p text:style-name="P28"><text:span text:style-name="T9">gcc -o </text:span><text:span text:style-name="T1">enc_engine</text:span><text:span text:style-name="T9"> *.c</text:span></text:p>
            </text:list-item>
          </text:list>
        </text:list-item>
        <text:list-item>
          <text:p text:style-name="P14">Replacing the source code in bcndev:</text:p>
          <text:list>
            <text:list-item>
              <text:p text:style-name="P28"><text:span text:style-name="T9">Unzip </text:span><text:span text:style-name="T3">user</text:span><text:span text:style-name="T1">_source_code</text:span><text:span text:style-name="T9"> and you should get four source files. Use these files to replace their corresponding source files in the original bytecoin project. </text:span><text:span text:style-name="T11">These files are in the following subdirectories:</text:span></text:p>
              <text:list>
                <text:list-item>
                  <text:p text:style-name="P16">bcndev/bytecoin/src/crypto</text:p>
                </text:list-item>
                <text:list-item>
                  <text:p text:style-name="P16">bcndev/bytecoin/src/crypto/oaes</text:p>
                </text:list-item>
                <text:list-item>
                  <text:p text:style-name="P16">bcndev/bytecoin/src/Core</text:p>
                </text:list-item>
              </text:list>
            </text:list-item>
            <text:list-item>
              <text:p text:style-name="P16">After replacing the files, rebuild bytecoin as follows:</text:p>
              <text:list>
                <text:list-item>
                  <text:p text:style-name="P16">$ cd broadcast_bytecoin/bcndev/bytecoin/build/</text:p>
                </text:list-item>
                <text:list-item>
                  <text:p text:style-name="P16">$ cmake ..</text:p>
                </text:list-item>
                <text:list-item>
                  <text:p text:style-name="P16">$ make -j8</text:p>
                </text:list-item>
              </text:list>
            </text:list-item>
            <text:list-item>
              <text:p text:style-name="P16">After compiling, start your wallet.</text:p>
            </text:list-item>
          </text:list>
        </text:list-item>
        <text:list-item>
          <text:p text:style-name="P30"><text:span text:style-name="T9">On your desktop, unzip </text:span><text:span text:style-name="T3">user</text:span><text:span text:style-name="T1">_wallet_bash</text:span><text:span text:style-name="T9">, which contains some rpc scripts that are called by </text:span><text:span text:style-name="T1">broadcast_bash</text:span><text:span text:style-name="T9"> to execute some commands on the wallet.</text:span></text:p>
        </text:list-item>
        <text:list-item>
          <text:p text:style-name="P30"><text:span text:style-name="T9">Now you can execute </text:span><text:span text:style-name="T12">user</text:span><text:span text:style-name="T9">_node.sh inside </text:span><text:span text:style-name="T1">broadcast_bash</text:span><text:span text:style-name="T9"> using ($ ./master_node.sh) on the command line.</text:span></text:p>
        </text:list-item>
      </text:list>
      <text:p text:style-name="P2"/>
      <text:p text:style-name="P2"/>
      <text:p text:style-name="P3">Operation:</text:p>
      <text:list xml:id="list1579754507" text:style-name="L2">
        <text:list-item>
          <text:p text:style-name="P20">Wallet + Funds + Addresses:</text:p>
          <text:list>
            <text:list-item>
              <text:p text:style-name="P17">You need to create a bytecoin wallet and have sufficient funds to create and send transactions.</text:p>
            </text:list-item>
            <text:list-item>
              <text:p text:style-name="P31"><text:span text:style-name="T17">To use the provided bash in </text:span><text:span text:style-name="T6">master_wallet_bash</text:span><text:span text:style-name="T17"> and </text:span><text:span text:style-name="T6">user_wallet_bash</text:span><text:span text:style-name="T17">, you need to</text:span></text:p>
              <text:list>
                <text:list-item>
                  <text:p text:style-name="P17">Change the addresses to the actual sending and receiving wallets’ addresses.</text:p>
                </text:list-item>
                <text:list-item>
                  <text:p text:style-name="P31"><text:span text:style-name="T17">Set the wallet’s </text:span><text:span text:style-name="T9">rpc password: </text:span><text:span text:style-name="T6">user</text:span><text:span text:style-name="T1">:password</text:span></text:p>
                </text:list-item>
              </text:list>
            </text:list-item>
            <text:list-item>
              <text:p text:style-name="P32"><text:span text:style-name="T9">To display the amount and/or the address of a </text:span><text:span text:style-name="T17">given </text:span><text:span text:style-name="T9">wallet, execute</text:span><text:span text:style-name="T1"> ./helloBash.sh</text:span></text:p>
            </text:list-item>
          </text:list>
        </text:list-item>
        <text:list-item>
          <text:p text:style-name="P20">Broadcast functionalities:</text:p>
          <text:list>
            <text:list-item>
              <text:p text:style-name="P32"><text:soft-page-break/><text:span text:style-name="T9">The current settings </text:span><text:span text:style-name="T18">of </text:span><text:span text:style-name="T7">Skywhisper</text:span><text:span text:style-name="T18"> </text:span><text:span text:style-name="T9">allow up to 64 subscribers. All private keys </text:span><text:span text:style-name="T13">and public key are found in: </text:span><text:span text:style-name="T4">broadcast_bytecoin/broadcast_bash/keys<text:line-break/></text:span><text:span text:style-name="T13">The name of the files of the private keys indicate the user index (e.g. a user node who is given a private key file</text:span><text:span text:style-name="T4"> di-49.txt </text:span><text:span text:style-name="T13">would have index 49).<text:line-break/></text:span><text:span text:style-name="T21">These keys are generated by the master node, and should be given to subscribers (or users who are allowed to subscriber) </text:span><text:span text:style-name="T25">offline</text:span><text:span text:style-name="T21">.</text:span></text:p>
            </text:list-item>
            <text:list-item>
              <text:p text:style-name="P33"><text:span text:style-name="T9">In order for any node to subscribe, the node should have a private key and the public key (i.e. one of the di-**.txt files and the PK.txt file). These two keys should be stored in this directory in the user’s node: </text:span><text:span text:style-name="T1">broadcast_bytecoin/broadcast_bash/keys</text:span></text:p>
            </text:list-item>
            <text:list-item>
              <text:p text:style-name="P34"><text:span text:style-name="T9">There is another key (</text:span><text:span text:style-name="T1">ZK.txt</text:span><text:span text:style-name="T9">), which we call the channel key, is copied in two directories in both the master and the user nodes:</text:span><text:span text:style-name="T1"><text:line-break/>broadcast_bytecoin/bcndev<text:line-break/></text:span><text:span text:style-name="T9">and</text:span><text:span text:style-name="T1"><text:line-break/>broadcast_bytecoin/broadcast_bash/keys</text:span></text:p>
              <text:p text:style-name="P35"/>
            </text:list-item>
            <text:list-item>
              <text:p text:style-name="P36">A user who has a private key, the public key, and the channel key, can request to subscribe.</text:p>
            </text:list-item>
            <text:list-item>
              <text:p text:style-name="P36">When the master node receives a subscription request, it runs some authentication. If the request is successfully authenticated, it updates its subscribers’ list and generates a new header which is broadcast to all users.</text:p>
            </text:list-item>
            <text:list-item>
              <text:p text:style-name="P36">When the user – who requested the subscription – receives the header, he can compute a new symmetric broadcast encryption key.</text:p>
            </text:list-item>
            <text:list-item>
              <text:p text:style-name="P36">The master node, through its <text:span text:style-name="T1">master_node.sh</text:span>, can display system information including the number of subscribers and their indices.</text:p>
            </text:list-item>
            <text:list-item>
              <text:p text:style-name="P36">The master node can also revoke the subscription of a given user.</text:p>
            </text:list-item>
            <text:list-item>
              <text:p text:style-name="P34"><text:span text:style-name="T14">The master node can reset the system and generate a new set of keys (this feature is commented out </text:span><text:span text:style-name="T19">in the source code</text:span><text:span text:style-name="T14">).</text:span><text:span text:style-name="T1"><text:line-break/>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8:30:25.058205117</meta:creation-date>
    <dc:date>2020-07-11T22:46:04.203417722</dc:date>
    <meta:editing-duration>PT27M52S</meta:editing-duration>
    <meta:editing-cycles>8</meta:editing-cycles>
    <meta:generator>LibreOffice/6.2.8.2$Linux_X86_64 LibreOffice_project/20$Build-2</meta:generator>
    <meta:document-statistic meta:table-count="0" meta:image-count="0" meta:object-count="0" meta:page-count="3" meta:paragraph-count="74" meta:word-count="959" meta:character-count="6411" meta:non-whitespace-character-count="5580"/>
  </office:meta>
</office:document-meta>
</file>